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ooc:=SUM([.A1:.I1])" office:value-type="float" office:value="45">
            <text:p>45</text:p>
          </table:table-cell>
          <table:table-cell/>
          <table:table-cell table:formula="oooc:=SUM([.A1:.C3])" office:value-type="float" office:value="45">
            <text:p>45</text:p>
          </table:table-cell>
        </table:table-row>
        <table:table-row table:style-name="ro1">
          <table:table-cell office:value-type="float" office:value="0.999999999999999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99999999999996">
            <text:p>1</text:p>
          </table:table-cell>
          <table:table-cell office:value-type="float" office:value="9">
            <text:p>9</text:p>
          </table:table-cell>
          <table:table-cell/>
          <table:table-cell table:formula="oooc:=SUM([.A2:.I2])" office:value-type="float" office:value="45">
            <text:p>45</text:p>
          </table:table-cell>
          <table:table-cell/>
          <table:table-cell table:formula="oooc:=SUM([.D1:.F3])" office:value-type="float" office:value="45">
            <text:p>4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ooc:=SUM([.A3:.I3])" office:value-type="float" office:value="45">
            <text:p>45</text:p>
          </table:table-cell>
          <table:table-cell/>
          <table:table-cell table:formula="oooc:=SUM([.G1:.I3])" office:value-type="float" office:value="45">
            <text:p>45</text:p>
          </table:table-cell>
        </table:table-row>
        <table:table-row table:style-name="ro1">
          <table:table-cell office:value-type="float" office:value="0.999999999999998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9.00000000000001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.99999999999999">
            <text:p>9</text:p>
          </table:table-cell>
          <table:table-cell/>
          <table:table-cell table:formula="oooc:=SUM([.A4:.I4])" office:value-type="float" office:value="45">
            <text:p>45</text:p>
          </table:table-cell>
          <table:table-cell/>
          <table:table-cell table:formula="oooc:=SUM([.A4:.C6])" office:value-type="float" office:value="45">
            <text:p>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.00000000000001">
            <text:p>5</text:p>
          </table:table-cell>
          <table:table-cell office:value-type="float" office:value="4.99999999999999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ooc:=SUM([.A5:.I5])" office:value-type="float" office:value="45">
            <text:p>45</text:p>
          </table:table-cell>
          <table:table-cell/>
          <table:table-cell table:formula="oooc:=SUM([.D4:.F6])" office:value-type="float" office:value="45">
            <text:p>45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ooc:=SUM([.A6:.I6])" office:value-type="float" office:value="45">
            <text:p>45</text:p>
          </table:table-cell>
          <table:table-cell/>
          <table:table-cell table:formula="oooc:=SUM([.G4:.I6])" office:value-type="float" office:value="45">
            <text:p>4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.00000000000001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ooc:=SUM([.A7:.I7])" office:value-type="float" office:value="45">
            <text:p>45</text:p>
          </table:table-cell>
          <table:table-cell/>
          <table:table-cell table:formula="oooc:=SUM([.A7:.C9])" office:value-type="float" office:value="45">
            <text:p>45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00000000000001">
            <text:p>1</text:p>
          </table:table-cell>
          <table:table-cell/>
          <table:table-cell table:formula="oooc:=SUM([.A8:.I8])" office:value-type="float" office:value="45">
            <text:p>45</text:p>
          </table:table-cell>
          <table:table-cell/>
          <table:table-cell table:formula="oooc:=SUM([.D7:.F9])" office:value-type="float" office:value="45">
            <text:p>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SUM([.A9:.I9])" office:value-type="float" office:value="45">
            <text:p>45</text:p>
          </table:table-cell>
          <table:table-cell/>
          <table:table-cell table:formula="oooc:=SUM([.G7:.I9])" office:value-type="float" office:value="45">
            <text:p>4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ooc:=SUM([.A1:.A9])" office:value-type="float" office:value="45">
            <text:p>45</text:p>
          </table:table-cell>
          <table:table-cell table:formula="oooc:=SUM([.B1:.B9])" office:value-type="float" office:value="45">
            <text:p>45</text:p>
          </table:table-cell>
          <table:table-cell table:formula="oooc:=SUM([.C1:.C9])" office:value-type="float" office:value="45">
            <text:p>45</text:p>
          </table:table-cell>
          <table:table-cell table:formula="oooc:=SUM([.D1:.D9])" office:value-type="float" office:value="45">
            <text:p>45</text:p>
          </table:table-cell>
          <table:table-cell table:formula="oooc:=SUM([.E1:.E9])" office:value-type="float" office:value="45">
            <text:p>45</text:p>
          </table:table-cell>
          <table:table-cell table:formula="oooc:=SUM([.F1:.F9])" office:value-type="float" office:value="45">
            <text:p>45</text:p>
          </table:table-cell>
          <table:table-cell table:formula="oooc:=SUM([.G1:.G9])" office:value-type="float" office:value="45">
            <text:p>45</text:p>
          </table:table-cell>
          <table:table-cell table:formula="oooc:=SUM([.H1:.H9])" office:value-type="float" office:value="45">
            <text:p>45</text:p>
          </table:table-cell>
          <table:table-cell table:formula="oooc:=SUM([.I1:.I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formula="oooc:=SUM([.A1:.I9])" office:value-type="float" office:value="405">
            <text:p>4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1">12/01/2006</text:date>, <text:time>21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01T20:52:18</meta:creation-date>
    <dc:date>2006-12-01T21:02:03</dc:date>
    <dc:language>en-US</dc:language>
    <meta:editing-cycles>9</meta:editing-cycles>
    <meta:editing-duration>PT9M48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Sheet1.$K$13,max,$Sheet1.$A$1:$I$9,$Sheet1.$K$1:$K$9,=,45,$Sheet1.$A$11:$I$11,=,45,$Sheet1.$M$1:$M$9,=,45,$Sheet1.$A$1:$I$9,&gt;=,1,$Sheet1.$A$1:$I$9,&lt;=,9</meta:user-defined>
    <meta:document-statistic meta:table-count="3" meta:cell-count="109"/>
  </office:meta>
</office:document-meta>
</file>